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+[.B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+[.B2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]+[.B3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]+[.B4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]+[.B5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]+[.B6]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]+[.B7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]+[.B8]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]+[.B9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]+[.B10]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]+[.B11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]+[.B12]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]+[.B13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]+[.B14]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]+[.B15]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]+[.B16]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]+[.B17]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9]+[.B18]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0]+[.B19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]+[.B20]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2]+[.B21]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3]+[.B22]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4]+[.B23]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5]+[.B24]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6]+[.B25]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7]+[.B26]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8]+[.B27]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9]+[.B28]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0]+[.B29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1]+[.B30]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2]+[.B31]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3]+[.B32]"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4]+[.B33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5]+[.B34]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6]+[.B35]"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7]+[.B36]"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8]+[.B37]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9]+[.B38]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40]+[.B39]"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41]+[.B40]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42]+[.B41]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43]+[.B42]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4]+[.B43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5]+[.B44]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6]+[.B45]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7]+[.B46]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8]+[.B47]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9]+[.B48]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0]+[.B49]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1]+[.B50]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2]+[.B51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3]+[.B52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4]+[.B53]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5]+[.B54]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6]+[.B55]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57]+[.B56]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58]+[.B57]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59]+[.B58]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0]+[.B59]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1]+[.B60]"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2]+[.B61]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3]+[.B62]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4]+[.B63]" office:value-type="float" office:value="208" calcext:value-type="float">
            <text:p>20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5]+[.B64]" office:value-type="float" office:value="214" calcext:value-type="float">
            <text:p>21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6]+[.B65]"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67]+[.B66]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68]+[.B67]"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69]+[.B68]"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0]+[.B69]"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1]+[.B70]"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2]+[.B71]"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3]+[.B72]"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4]+[.B73]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5]+[.B74]" office:value-type="float" office:value="283" calcext:value-type="float">
            <text:p>28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6]+[.B75]" office:value-type="float" office:value="290" calcext:value-type="float">
            <text:p>29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7]+[.B76]" office:value-type="float" office:value="297" calcext:value-type="float">
            <text:p>29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78]+[.B77]" office:value-type="float" office:value="305" calcext:value-type="float">
            <text:p>30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79]+[.B78]" office:value-type="float" office:value="313" calcext:value-type="float">
            <text:p>31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80]+[.B79]" office:value-type="float" office:value="321" calcext:value-type="float">
            <text:p>32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81]+[.B80]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82]+[.B81]" office:value-type="float" office:value="339" calcext:value-type="float">
            <text:p>33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83]+[.B82]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84]+[.B83]" office:value-type="float" office:value="357" calcext:value-type="float">
            <text:p>35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85]+[.B84]" office:value-type="float" office:value="366" calcext:value-type="float">
            <text:p>36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86]+[.B85]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87]+[.B86]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88]+[.B87]" office:value-type="float" office:value="393" calcext:value-type="float">
            <text:p>39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89]+[.B88]" office:value-type="float" office:value="403" calcext:value-type="float">
            <text:p>40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0]+[.B89]" office:value-type="float" office:value="413" calcext:value-type="float">
            <text:p>41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1]+[.B90]" office:value-type="float" office:value="423" calcext:value-type="float">
            <text:p>42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2]+[.B91]" office:value-type="float" office:value="433" calcext:value-type="float">
            <text:p>43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3]+[.B92]" office:value-type="float" office:value="443" calcext:value-type="float">
            <text:p>44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4]+[.B93]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5]+[.B94]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6]+[.B95]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7]+[.B96]" office:value-type="float" office:value="483" calcext:value-type="float">
            <text:p>48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8]+[.B97]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9]+[.B98]" office:value-type="float" office:value="503" calcext:value-type="float">
            <text:p>503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00]+[.B99]" office:value-type="float" office:value="514" calcext:value-type="float">
            <text:p>514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01]+[.B100]" office:value-type="float" office:value="525" calcext:value-type="float">
            <text:p>52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02]+[.B101]" office:value-type="float" office:value="536" calcext:value-type="float">
            <text:p>536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03]+[.B102]" office:value-type="float" office:value="547" calcext:value-type="float">
            <text:p>547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04]+[.B103]" office:value-type="float" office:value="558" calcext:value-type="float">
            <text:p>558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05]+[.B104]" office:value-type="float" office:value="569" calcext:value-type="float">
            <text:p>569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06]+[.B105]" office:value-type="float" office:value="580" calcext:value-type="float">
            <text:p>58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07]+[.B106]" office:value-type="float" office:value="592" calcext:value-type="float">
            <text:p>59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08]+[.B107]" office:value-type="float" office:value="604" calcext:value-type="float">
            <text:p>60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09]+[.B108]" office:value-type="float" office:value="616" calcext:value-type="float">
            <text:p>61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10]+[.B109]" office:value-type="float" office:value="628" calcext:value-type="float">
            <text:p>62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11]+[.B110]"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12]+[.B111]"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13]+[.B112]"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14]+[.B113]"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15]+[.B114]"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16]+[.B115]"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17]+[.B116]" office:value-type="float" office:value="715" calcext:value-type="float">
            <text:p>71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18]+[.B117]" office:value-type="float" office:value="728" calcext:value-type="float">
            <text:p>728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19]+[.B118]" office:value-type="float" office:value="741" calcext:value-type="float">
            <text:p>74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20]+[.B119]" office:value-type="float" office:value="754" calcext:value-type="float">
            <text:p>754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21]+[.B120]" office:value-type="float" office:value="767" calcext:value-type="float">
            <text:p>76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22]+[.B121]" office:value-type="float" office:value="780" calcext:value-type="float">
            <text:p>78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23]+[.B122]" office:value-type="float" office:value="793" calcext:value-type="float">
            <text:p>79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24]+[.B123]" office:value-type="float" office:value="807" calcext:value-type="float">
            <text:p>807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25]+[.B124]" office:value-type="float" office:value="821" calcext:value-type="float">
            <text:p>821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26]+[.B125]" office:value-type="float" office:value="835" calcext:value-type="float">
            <text:p>83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27]+[.B126]" office:value-type="float" office:value="849" calcext:value-type="float">
            <text:p>849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28]+[.B127]" office:value-type="float" office:value="863" calcext:value-type="float">
            <text:p>863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29]+[.B128]" office:value-type="float" office:value="878" calcext:value-type="float">
            <text:p>878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30]+[.B129]"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31]+[.B130]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32]+[.B131]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33]+[.B132]"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34]+[.B133]" office:value-type="float" office:value="953" calcext:value-type="float">
            <text:p>953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35]+[.B134]"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36]+[.B135]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37]+[.B136]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38]+[.B137]" office:value-type="float" office:value="1013" calcext:value-type="float">
            <text:p>1013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39]+[.B138]" office:value-type="float" office:value="1029" calcext:value-type="float">
            <text:p>102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40]+[.B139]" office:value-type="float" office:value="1045" calcext:value-type="float">
            <text:p>104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41]+[.B140]" office:value-type="float" office:value="1061" calcext:value-type="float">
            <text:p>106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42]+[.B141]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43]+[.B142]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44]+[.B143]" office:value-type="float" office:value="1109" calcext:value-type="float">
            <text:p>110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45]+[.B144]" office:value-type="float" office:value="1125" calcext:value-type="float">
            <text:p>11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46]+[.B145]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47]+[.B146]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48]+[.B147]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49]+[.B148]"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50]+[.B149]" office:value-type="float" office:value="1205" calcext:value-type="float">
            <text:p>120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51]+[.B150]" office:value-type="float" office:value="1221" calcext:value-type="float">
            <text:p>122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52]+[.B151]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53]+[.B152]"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54]+[.B153]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55]+[.B154]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56]+[.B155]" office:value-type="float" office:value="1304" calcext:value-type="float">
            <text:p>1304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57]+[.B156]" office:value-type="float" office:value="1321" calcext:value-type="float">
            <text:p>132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58]+[.B157]" office:value-type="float" office:value="1338" calcext:value-type="float">
            <text:p>1338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59]+[.B158]" office:value-type="float" office:value="1355" calcext:value-type="float">
            <text:p>135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60]+[.B159]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61]+[.B160]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62]+[.B161]" office:value-type="float" office:value="1407" calcext:value-type="float">
            <text:p>1407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63]+[.B162]" office:value-type="float" office:value="1425" calcext:value-type="float">
            <text:p>142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64]+[.B163]" office:value-type="float" office:value="1443" calcext:value-type="float">
            <text:p>1443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65]+[.B164]" office:value-type="float" office:value="1461" calcext:value-type="float">
            <text:p>1461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66]+[.B165]" office:value-type="float" office:value="1479" calcext:value-type="float">
            <text:p>147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67]+[.B166]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68]+[.B167]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69]+[.B168]" office:value-type="float" office:value="1533" calcext:value-type="float">
            <text:p>1533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70]+[.B169]" office:value-type="float" office:value="1551" calcext:value-type="float">
            <text:p>1551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71]+[.B170]" office:value-type="float" office:value="1570" calcext:value-type="float">
            <text:p>157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72]+[.B171]" office:value-type="float" office:value="1589" calcext:value-type="float">
            <text:p>158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73]+[.B172]"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74]+[.B173]" office:value-type="float" office:value="1627" calcext:value-type="float">
            <text:p>1627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75]+[.B174]"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76]+[.B175]" office:value-type="float" office:value="1665" calcext:value-type="float">
            <text:p>166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77]+[.B176]" office:value-type="float" office:value="1684" calcext:value-type="float">
            <text:p>1684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78]+[.B177]" office:value-type="float" office:value="1703" calcext:value-type="float">
            <text:p>1703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79]+[.B178]" office:value-type="float" office:value="1722" calcext:value-type="float">
            <text:p>172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80]+[.B179]" office:value-type="float" office:value="1741" calcext:value-type="float">
            <text:p>1741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81]+[.B180]" office:value-type="float" office:value="1760" calcext:value-type="float">
            <text:p>176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82]+[.B181]"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83]+[.B182]" office:value-type="float" office:value="1798" calcext:value-type="float">
            <text:p>1798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84]+[.B183]" office:value-type="float" office:value="1817" calcext:value-type="float">
            <text:p>1817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85]+[.B184]" office:value-type="float" office:value="1837" calcext:value-type="float">
            <text:p>1837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86]+[.B185]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87]+[.B186]" office:value-type="float" office:value="1877" calcext:value-type="float">
            <text:p>1877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88]+[.B187]" office:value-type="float" office:value="1897" calcext:value-type="float">
            <text:p>1897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89]+[.B188]" office:value-type="float" office:value="1917" calcext:value-type="float">
            <text:p>1917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90]+[.B189]" office:value-type="float" office:value="1937" calcext:value-type="float">
            <text:p>1937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91]+[.B190]" office:value-type="float" office:value="1957" calcext:value-type="float">
            <text:p>1957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92]+[.B191]" office:value-type="float" office:value="1977" calcext:value-type="float">
            <text:p>1977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93]+[.B192]" office:value-type="float" office:value="1997" calcext:value-type="float">
            <text:p>1997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94]+[.B193]" office:value-type="float" office:value="2018" calcext:value-type="float">
            <text:p>2018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95]+[.B194]" office:value-type="float" office:value="2039" calcext:value-type="float">
            <text:p>2039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96]+[.B195]" office:value-type="float" office:value="2060" calcext:value-type="float">
            <text:p>206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97]+[.B196]" office:value-type="float" office:value="2081" calcext:value-type="float">
            <text:p>2081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98]+[.B197]" office:value-type="float" office:value="2102" calcext:value-type="float">
            <text:p>210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99]+[.B198]" office:value-type="float" office:value="2123" calcext:value-type="float">
            <text:p>2123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00]+[.B199]" office:value-type="float" office:value="2144" calcext:value-type="float">
            <text:p>2144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01]+[.B200]" office:value-type="float" office:value="2165" calcext:value-type="float">
            <text:p>216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02]+[.B201]" office:value-type="float" office:value="2186" calcext:value-type="float">
            <text:p>2186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03]+[.B202]" office:value-type="float" office:value="2207" calcext:value-type="float">
            <text:p>2207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04]+[.B203]" office:value-type="float" office:value="2228" calcext:value-type="float">
            <text:p>2228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05]+[.B204]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06]+[.B205]"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07]+[.B206]" office:value-type="float" office:value="2292" calcext:value-type="float">
            <text:p>229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08]+[.B207]" office:value-type="float" office:value="2314" calcext:value-type="float">
            <text:p>2314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09]+[.B208]" office:value-type="float" office:value="2336" calcext:value-type="float">
            <text:p>2336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10]+[.B209]" office:value-type="float" office:value="2358" calcext:value-type="float">
            <text:p>2358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11]+[.B210]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12]+[.B211]" office:value-type="float" office:value="2402" calcext:value-type="float">
            <text:p>240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13]+[.B212]" office:value-type="float" office:value="2424" calcext:value-type="float">
            <text:p>2424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14]+[.B213]" office:value-type="float" office:value="2446" calcext:value-type="float">
            <text:p>2446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15]+[.B214]" office:value-type="float" office:value="2469" calcext:value-type="float">
            <text:p>2469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16]+[.B215]" office:value-type="float" office:value="2492" calcext:value-type="float">
            <text:p>249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17]+[.B216]"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18]+[.B217]"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19]+[.B218]" office:value-type="float" office:value="2561" calcext:value-type="float">
            <text:p>2561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20]+[.B219]" office:value-type="float" office:value="2584" calcext:value-type="float">
            <text:p>2584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21]+[.B220]" office:value-type="float" office:value="2607" calcext:value-type="float">
            <text:p>2607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22]+[.B221]" office:value-type="float" office:value="2630" calcext:value-type="float">
            <text:p>263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3]+[.B222]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4]+[.B223]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5]+[.B224]" office:value-type="float" office:value="2702" calcext:value-type="float">
            <text:p>270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6]+[.B225]" office:value-type="float" office:value="2726" calcext:value-type="float">
            <text:p>2726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7]+[.B226]" office:value-type="float" office:value="2750" calcext:value-type="float">
            <text:p>275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8]+[.B227]" office:value-type="float" office:value="2774" calcext:value-type="float">
            <text:p>2774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9]+[.B228]" office:value-type="float" office:value="2798" calcext:value-type="float">
            <text:p>2798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30]+[.B229]" office:value-type="float" office:value="2822" calcext:value-type="float">
            <text:p>2822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1]+[.B230]" office:value-type="float" office:value="2847" calcext:value-type="float">
            <text:p>284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2]+[.B231]" office:value-type="float" office:value="2872" calcext:value-type="float">
            <text:p>2872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3]+[.B232]" office:value-type="float" office:value="2897" calcext:value-type="float">
            <text:p>289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4]+[.B233]" office:value-type="float" office:value="2922" calcext:value-type="float">
            <text:p>2922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5]+[.B234]" office:value-type="float" office:value="2947" calcext:value-type="float">
            <text:p>294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6]+[.B235]" office:value-type="float" office:value="2972" calcext:value-type="float">
            <text:p>2972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7]+[.B236]" office:value-type="float" office:value="2997" calcext:value-type="float">
            <text:p>299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8]+[.B237]" office:value-type="float" office:value="3022" calcext:value-type="float">
            <text:p>3022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9]+[.B238]" office:value-type="float" office:value="3047" calcext:value-type="float">
            <text:p>304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0]+[.B239]" office:value-type="float" office:value="3072" calcext:value-type="float">
            <text:p>3072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1]+[.B240]" office:value-type="float" office:value="3097" calcext:value-type="float">
            <text:p>309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2]+[.B241]" office:value-type="float" office:value="3122" calcext:value-type="float">
            <text:p>3122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3]+[.B242]" office:value-type="float" office:value="3147" calcext:value-type="float">
            <text:p>3147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44]+[.B243]" office:value-type="float" office:value="3173" calcext:value-type="float">
            <text:p>3173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45]+[.B244]" office:value-type="float" office:value="3199" calcext:value-type="float">
            <text:p>3199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46]+[.B245]"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47]+[.B246]" office:value-type="float" office:value="3251" calcext:value-type="float">
            <text:p>3251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48]+[.B247]" office:value-type="float" office:value="3277" calcext:value-type="float">
            <text:p>3277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49]+[.B248]" office:value-type="float" office:value="3303" calcext:value-type="float">
            <text:p>3303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0]+[.B249]" office:value-type="float" office:value="3329" calcext:value-type="float">
            <text:p>3329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1]+[.B250]" office:value-type="float" office:value="3355" calcext:value-type="float">
            <text:p>335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2]+[.B251]" office:value-type="float" office:value="3381" calcext:value-type="float">
            <text:p>3381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3]+[.B252]" office:value-type="float" office:value="3407" calcext:value-type="float">
            <text:p>3407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4]+[.B253]" office:value-type="float" office:value="3433" calcext:value-type="float">
            <text:p>3433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55]+[.B254]" office:value-type="float" office:value="3460" calcext:value-type="float">
            <text:p>346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56]+[.B255]" office:value-type="float" office:value="3487" calcext:value-type="float">
            <text:p>3487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57]+[.B256]" office:value-type="float" office:value="3514" calcext:value-type="float">
            <text:p>3514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58]+[.B257]" office:value-type="float" office:value="3541" calcext:value-type="float">
            <text:p>3541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59]+[.B258]" office:value-type="float" office:value="3568" calcext:value-type="float">
            <text:p>3568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60]+[.B259]" office:value-type="float" office:value="3595" calcext:value-type="float">
            <text:p>359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61]+[.B260]" office:value-type="float" office:value="3622" calcext:value-type="float">
            <text:p>362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62]+[.B261]" office:value-type="float" office:value="3649" calcext:value-type="float">
            <text:p>3649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63]+[.B262]" office:value-type="float" office:value="3677" calcext:value-type="float">
            <text:p>3677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64]+[.B263]" office:value-type="float" office:value="3705" calcext:value-type="float">
            <text:p>3705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65]+[.B264]" office:value-type="float" office:value="3733" calcext:value-type="float">
            <text:p>3733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66]+[.B265]" office:value-type="float" office:value="3761" calcext:value-type="float">
            <text:p>3761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67]+[.B266]" office:value-type="float" office:value="3789" calcext:value-type="float">
            <text:p>3789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68]+[.B267]" office:value-type="float" office:value="3817" calcext:value-type="float">
            <text:p>3817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69]+[.B268]" office:value-type="float" office:value="3846" calcext:value-type="float">
            <text:p>3846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70]+[.B269]" office:value-type="float" office:value="3875" calcext:value-type="float">
            <text:p>3875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71]+[.B270]" office:value-type="float" office:value="3904" calcext:value-type="float">
            <text:p>390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72]+[.B271]" office:value-type="float" office:value="3933" calcext:value-type="float">
            <text:p>3933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73]+[.B272]" office:value-type="float" office:value="3962" calcext:value-type="float">
            <text:p>3962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74]+[.B273]" office:value-type="float" office:value="3991" calcext:value-type="float">
            <text:p>3991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75]+[.B274]" office:value-type="float" office:value="4020" calcext:value-type="float">
            <text:p>402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76]+[.B275]" office:value-type="float" office:value="4049" calcext:value-type="float">
            <text:p>4049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77]+[.B276]" office:value-type="float" office:value="4078" calcext:value-type="float">
            <text:p>4078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78]+[.B277]" office:value-type="float" office:value="4107" calcext:value-type="float">
            <text:p>4107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79]+[.B278]" office:value-type="float" office:value="4137" calcext:value-type="float">
            <text:p>4137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80]+[.B279]" office:value-type="float" office:value="4167" calcext:value-type="float">
            <text:p>4167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81]+[.B280]" office:value-type="float" office:value="4197" calcext:value-type="float">
            <text:p>4197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82]+[.B281]" office:value-type="float" office:value="4227" calcext:value-type="float">
            <text:p>4227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83]+[.B282]" office:value-type="float" office:value="4257" calcext:value-type="float">
            <text:p>4257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84]+[.B283]" office:value-type="float" office:value="4287" calcext:value-type="float">
            <text:p>4287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85]+[.B284]" office:value-type="float" office:value="4318" calcext:value-type="float">
            <text:p>4318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86]+[.B285]" office:value-type="float" office:value="4349" calcext:value-type="float">
            <text:p>4349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87]+[.B286]" office:value-type="float" office:value="4380" calcext:value-type="float">
            <text:p>438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88]+[.B287]" office:value-type="float" office:value="4411" calcext:value-type="float">
            <text:p>4411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89]+[.B288]" office:value-type="float" office:value="4442" calcext:value-type="float">
            <text:p>4442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90]+[.B289]" office:value-type="float" office:value="4473" calcext:value-type="float">
            <text:p>4473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91]+[.B290]" office:value-type="float" office:value="4504" calcext:value-type="float">
            <text:p>4504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92]+[.B291]" office:value-type="float" office:value="4535" calcext:value-type="float">
            <text:p>453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293]+[.B292]" office:value-type="float" office:value="4567" calcext:value-type="float">
            <text:p>4567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294]+[.B293]" office:value-type="float" office:value="4599" calcext:value-type="float">
            <text:p>4599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295]+[.B294]" office:value-type="float" office:value="4631" calcext:value-type="float">
            <text:p>463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296]+[.B295]" office:value-type="float" office:value="4663" calcext:value-type="float">
            <text:p>4663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297]+[.B296]" office:value-type="float" office:value="4695" calcext:value-type="float">
            <text:p>469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298]+[.B297]" office:value-type="float" office:value="4727" calcext:value-type="float">
            <text:p>4727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299]+[.B298]" office:value-type="float" office:value="4759" calcext:value-type="float">
            <text:p>4759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00]+[.B299]" office:value-type="float" office:value="4791" calcext:value-type="float">
            <text:p>479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01]+[.B300]" office:value-type="float" office:value="4823" calcext:value-type="float">
            <text:p>4823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02]+[.B301]" office:value-type="float" office:value="4855" calcext:value-type="float">
            <text:p>4855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03]+[.B302]" office:value-type="float" office:value="4888" calcext:value-type="float">
            <text:p>4888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04]+[.B303]" office:value-type="float" office:value="4921" calcext:value-type="float">
            <text:p>4921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05]+[.B304]" office:value-type="float" office:value="4954" calcext:value-type="float">
            <text:p>4954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06]+[.B305]" office:value-type="float" office:value="4987" calcext:value-type="float">
            <text:p>4987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07]+[.B306]" office:value-type="float" office:value="5020" calcext:value-type="float">
            <text:p>502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08]+[.B307]" office:value-type="float" office:value="5053" calcext:value-type="float">
            <text:p>5053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09]+[.B308]" office:value-type="float" office:value="5086" calcext:value-type="float">
            <text:p>5086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10]+[.B309]" office:value-type="float" office:value="5119" calcext:value-type="float">
            <text:p>5119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11]+[.B310]" office:value-type="float" office:value="5152" calcext:value-type="float">
            <text:p>515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12]+[.B311]" office:value-type="float" office:value="5185" calcext:value-type="float">
            <text:p>5185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13]+[.B312]" office:value-type="float" office:value="5218" calcext:value-type="float">
            <text:p>5218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14]+[.B313]" office:value-type="float" office:value="5251" calcext:value-type="float">
            <text:p>5251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15]+[.B314]" office:value-type="float" office:value="5284" calcext:value-type="float">
            <text:p>5284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16]+[.B315]" office:value-type="float" office:value="5317" calcext:value-type="float">
            <text:p>5317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17]+[.B316]" office:value-type="float" office:value="5351" calcext:value-type="float">
            <text:p>5351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18]+[.B317]" office:value-type="float" office:value="5385" calcext:value-type="float">
            <text:p>5385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19]+[.B318]" office:value-type="float" office:value="5419" calcext:value-type="float">
            <text:p>5419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20]+[.B319]" office:value-type="float" office:value="5453" calcext:value-type="float">
            <text:p>5453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21]+[.B320]" office:value-type="float" office:value="5487" calcext:value-type="float">
            <text:p>5487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22]+[.B321]" office:value-type="float" office:value="5521" calcext:value-type="float">
            <text:p>5521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23]+[.B322]" office:value-type="float" office:value="5555" calcext:value-type="float">
            <text:p>5555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24]+[.B323]" office:value-type="float" office:value="5589" calcext:value-type="float">
            <text:p>5589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25]+[.B324]" office:value-type="float" office:value="5623" calcext:value-type="float">
            <text:p>5623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26]+[.B325]" office:value-type="float" office:value="5657" calcext:value-type="float">
            <text:p>5657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27]+[.B326]" office:value-type="float" office:value="5691" calcext:value-type="float">
            <text:p>569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28]+[.B327]" office:value-type="float" office:value="5726" calcext:value-type="float">
            <text:p>572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29]+[.B328]" office:value-type="float" office:value="5761" calcext:value-type="float">
            <text:p>576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30]+[.B329]" office:value-type="float" office:value="5796" calcext:value-type="float">
            <text:p>579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31]+[.B330]" office:value-type="float" office:value="5831" calcext:value-type="float">
            <text:p>583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32]+[.B331]" office:value-type="float" office:value="5866" calcext:value-type="float">
            <text:p>586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33]+[.B332]" office:value-type="float" office:value="5901" calcext:value-type="float">
            <text:p>590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34]+[.B333]" office:value-type="float" office:value="5936" calcext:value-type="float">
            <text:p>593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35]+[.B334]" office:value-type="float" office:value="5971" calcext:value-type="float">
            <text:p>597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36]+[.B335]" office:value-type="float" office:value="6006" calcext:value-type="float">
            <text:p>600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37]+[.B336]" office:value-type="float" office:value="6041" calcext:value-type="float">
            <text:p>604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38]+[.B337]" office:value-type="float" office:value="6076" calcext:value-type="float">
            <text:p>6076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39]+[.B338]" office:value-type="float" office:value="6112" calcext:value-type="float">
            <text:p>6112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40]+[.B339]" office:value-type="float" office:value="6148" calcext:value-type="float">
            <text:p>6148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41]+[.B340]" office:value-type="float" office:value="6184" calcext:value-type="float">
            <text:p>6184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42]+[.B341]" office:value-type="float" office:value="6220" calcext:value-type="float">
            <text:p>622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43]+[.B342]" office:value-type="float" office:value="6256" calcext:value-type="float">
            <text:p>6256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44]+[.B343]" office:value-type="float" office:value="6292" calcext:value-type="float">
            <text:p>6292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45]+[.B344]" office:value-type="float" office:value="6328" calcext:value-type="float">
            <text:p>6328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46]+[.B345]" office:value-type="float" office:value="6364" calcext:value-type="float">
            <text:p>6364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47]+[.B346]" office:value-type="float" office:value="6401" calcext:value-type="float">
            <text:p>6401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48]+[.B347]" office:value-type="float" office:value="6438" calcext:value-type="float">
            <text:p>6438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49]+[.B348]" office:value-type="float" office:value="6475" calcext:value-type="float">
            <text:p>6475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50]+[.B349]" office:value-type="float" office:value="6512" calcext:value-type="float">
            <text:p>6512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51]+[.B350]" office:value-type="float" office:value="6549" calcext:value-type="float">
            <text:p>6549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52]+[.B351]" office:value-type="float" office:value="6586" calcext:value-type="float">
            <text:p>6586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53]+[.B352]" office:value-type="float" office:value="6624" calcext:value-type="float">
            <text:p>6624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54]+[.B353]" office:value-type="float" office:value="6662" calcext:value-type="float">
            <text:p>6662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55]+[.B354]" office:value-type="float" office:value="6700" calcext:value-type="float">
            <text:p>670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56]+[.B355]" office:value-type="float" office:value="6738" calcext:value-type="float">
            <text:p>6738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57]+[.B356]" office:value-type="float" office:value="6776" calcext:value-type="float">
            <text:p>6776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58]+[.B357]" office:value-type="float" office:value="6814" calcext:value-type="float">
            <text:p>6814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59]+[.B358]" office:value-type="float" office:value="6852" calcext:value-type="float">
            <text:p>6852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60]+[.B359]" office:value-type="float" office:value="6890" calcext:value-type="float">
            <text:p>689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61]+[.B360]" office:value-type="float" office:value="6929" calcext:value-type="float">
            <text:p>6929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62]+[.B361]" office:value-type="float" office:value="6968" calcext:value-type="float">
            <text:p>6968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63]+[.B362]" office:value-type="float" office:value="7007" calcext:value-type="float">
            <text:p>7007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64]+[.B363]" office:value-type="float" office:value="7046" calcext:value-type="float">
            <text:p>7046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65]+[.B364]" office:value-type="float" office:value="7085" calcext:value-type="float">
            <text:p>7085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66]+[.B365]" office:value-type="float" office:value="7124" calcext:value-type="float">
            <text:p>712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67]+[.B366]" office:value-type="float" office:value="7164" calcext:value-type="float">
            <text:p>716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68]+[.B367]" office:value-type="float" office:value="7204" calcext:value-type="float">
            <text:p>720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69]+[.B368]" office:value-type="float" office:value="7244" calcext:value-type="float">
            <text:p>72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70]+[.B369]" office:value-type="float" office:value="7284" calcext:value-type="float">
            <text:p>728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71]+[.B370]" office:value-type="float" office:value="7324" calcext:value-type="float">
            <text:p>732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72]+[.B371]" office:value-type="float" office:value="7364" calcext:value-type="float">
            <text:p>736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73]+[.B372]" office:value-type="float" office:value="7404" calcext:value-type="float">
            <text:p>740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74]+[.B373]" office:value-type="float" office:value="7444" calcext:value-type="float">
            <text:p>74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75]+[.B374]" office:value-type="float" office:value="7484" calcext:value-type="float">
            <text:p>748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76]+[.B375]" office:value-type="float" office:value="7524" calcext:value-type="float">
            <text:p>752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77]+[.B376]" office:value-type="float" office:value="7564" calcext:value-type="float">
            <text:p>756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78]+[.B377]" office:value-type="float" office:value="7604" calcext:value-type="float">
            <text:p>7604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79]+[.B378]" office:value-type="float" office:value="7645" calcext:value-type="float">
            <text:p>7645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80]+[.B379]" office:value-type="float" office:value="7686" calcext:value-type="float">
            <text:p>7686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81]+[.B380]" office:value-type="float" office:value="7727" calcext:value-type="float">
            <text:p>7727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82]+[.B381]" office:value-type="float" office:value="7768" calcext:value-type="float">
            <text:p>7768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83]+[.B382]" office:value-type="float" office:value="7809" calcext:value-type="float">
            <text:p>7809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84]+[.B383]" office:value-type="float" office:value="7850" calcext:value-type="float">
            <text:p>785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85]+[.B384]" office:value-type="float" office:value="7891" calcext:value-type="float">
            <text:p>7891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86]+[.B385]" office:value-type="float" office:value="7932" calcext:value-type="float">
            <text:p>7932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87]+[.B386]" office:value-type="float" office:value="7974" calcext:value-type="float">
            <text:p>7974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88]+[.B387]" office:value-type="float" office:value="8016" calcext:value-type="float">
            <text:p>8016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89]+[.B388]" office:value-type="float" office:value="8058" calcext:value-type="float">
            <text:p>8058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90]+[.B389]" office:value-type="float" office:value="8100" calcext:value-type="float">
            <text:p>810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91]+[.B390]" office:value-type="float" office:value="8142" calcext:value-type="float">
            <text:p>8142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92]+[.B391]" office:value-type="float" office:value="8184" calcext:value-type="float">
            <text:p>8184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93]+[.B392]" office:value-type="float" office:value="8226" calcext:value-type="float">
            <text:p>8226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94]+[.B393]" office:value-type="float" office:value="8268" calcext:value-type="float">
            <text:p>8268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95]+[.B394]" office:value-type="float" office:value="8310" calcext:value-type="float">
            <text:p>831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96]+[.B395]" office:value-type="float" office:value="8352" calcext:value-type="float">
            <text:p>8352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97]+[.B396]" office:value-type="float" office:value="8394" calcext:value-type="float">
            <text:p>8394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98]+[.B397]" office:value-type="float" office:value="8436" calcext:value-type="float">
            <text:p>8436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99]+[.B398]" office:value-type="float" office:value="8478" calcext:value-type="float">
            <text:p>8478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00]+[.B399]" office:value-type="float" office:value="8520" calcext:value-type="float">
            <text:p>852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01]+[.B400]" office:value-type="float" office:value="8562" calcext:value-type="float">
            <text:p>8562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02]+[.B401]" office:value-type="float" office:value="8605" calcext:value-type="float">
            <text:p>8605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03]+[.B402]" office:value-type="float" office:value="8648" calcext:value-type="float">
            <text:p>8648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04]+[.B403]" office:value-type="float" office:value="8691" calcext:value-type="float">
            <text:p>8691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05]+[.B404]" office:value-type="float" office:value="8734" calcext:value-type="float">
            <text:p>8734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06]+[.B405]" office:value-type="float" office:value="8777" calcext:value-type="float">
            <text:p>8777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07]+[.B406]" office:value-type="float" office:value="8821" calcext:value-type="float">
            <text:p>8821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08]+[.B407]" office:value-type="float" office:value="8865" calcext:value-type="float">
            <text:p>8865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09]+[.B408]" office:value-type="float" office:value="8909" calcext:value-type="float">
            <text:p>8909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10]+[.B409]" office:value-type="float" office:value="8953" calcext:value-type="float">
            <text:p>8953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11]+[.B410]" office:value-type="float" office:value="8997" calcext:value-type="float">
            <text:p>8997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12]+[.B411]" office:value-type="float" office:value="9041" calcext:value-type="float">
            <text:p>9041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13]+[.B412]" office:value-type="float" office:value="9085" calcext:value-type="float">
            <text:p>9085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14]+[.B413]" office:value-type="float" office:value="9129" calcext:value-type="float">
            <text:p>9129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15]+[.B414]" office:value-type="float" office:value="9173" calcext:value-type="float">
            <text:p>9173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16]+[.B415]" office:value-type="float" office:value="9217" calcext:value-type="float">
            <text:p>921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17]+[.B416]" office:value-type="float" office:value="9262" calcext:value-type="float">
            <text:p>9262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18]+[.B417]" office:value-type="float" office:value="9307" calcext:value-type="float">
            <text:p>930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19]+[.B418]" office:value-type="float" office:value="9352" calcext:value-type="float">
            <text:p>9352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20]+[.B419]" office:value-type="float" office:value="9397" calcext:value-type="float">
            <text:p>9397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21]+[.B420]" office:value-type="float" office:value="9443" calcext:value-type="float">
            <text:p>9443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22]+[.B421]" office:value-type="float" office:value="9489" calcext:value-type="float">
            <text:p>9489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23]+[.B422]" office:value-type="float" office:value="9535" calcext:value-type="float">
            <text:p>9535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24]+[.B423]" office:value-type="float" office:value="9581" calcext:value-type="float">
            <text:p>9581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25]+[.B424]" office:value-type="float" office:value="9627" calcext:value-type="float">
            <text:p>9627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26]+[.B425]" office:value-type="float" office:value="9673" calcext:value-type="float">
            <text:p>9673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27]+[.B426]" office:value-type="float" office:value="9719" calcext:value-type="float">
            <text:p>9719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28]+[.B427]" office:value-type="float" office:value="9765" calcext:value-type="float">
            <text:p>9765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29]+[.B428]" office:value-type="float" office:value="9812" calcext:value-type="float">
            <text:p>9812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30]+[.B429]" office:value-type="float" office:value="9859" calcext:value-type="float">
            <text:p>9859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31]+[.B430]" office:value-type="float" office:value="9906" calcext:value-type="float">
            <text:p>990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32]+[.B431]" office:value-type="float" office:value="9953" calcext:value-type="float">
            <text:p>9953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33]+[.B432]" office:value-type="float" office:value="10001" calcext:value-type="float">
            <text:p>10001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34]+[.B433]" office:value-type="float" office:value="10049" calcext:value-type="float">
            <text:p>10049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35]+[.B434]" office:value-type="float" office:value="10097" calcext:value-type="float">
            <text:p>10097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36]+[.B435]" office:value-type="float" office:value="10145" calcext:value-type="float">
            <text:p>10145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37]+[.B436]" office:value-type="float" office:value="10193" calcext:value-type="float">
            <text:p>10193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38]+[.B437]" office:value-type="float" office:value="10241" calcext:value-type="float">
            <text:p>10241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39]+[.B438]" office:value-type="float" office:value="10289" calcext:value-type="float">
            <text:p>10289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40]+[.B439]" office:value-type="float" office:value="10337" calcext:value-type="float">
            <text:p>10337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41]+[.B440]" office:value-type="float" office:value="10385" calcext:value-type="float">
            <text:p>10385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42]+[.B441]" office:value-type="float" office:value="10433" calcext:value-type="float">
            <text:p>10433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43]+[.B442]" office:value-type="float" office:value="10481" calcext:value-type="float">
            <text:p>10481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44]+[.B443]" office:value-type="float" office:value="10529" calcext:value-type="float">
            <text:p>10529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45]+[.B444]" office:value-type="float" office:value="10578" calcext:value-type="float">
            <text:p>10578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46]+[.B445]" office:value-type="float" office:value="10627" calcext:value-type="float">
            <text:p>10627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47]+[.B446]" office:value-type="float" office:value="10676" calcext:value-type="float">
            <text:p>10676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48]+[.B447]" office:value-type="float" office:value="10725" calcext:value-type="float">
            <text:p>10725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49]+[.B448]" office:value-type="float" office:value="10774" calcext:value-type="float">
            <text:p>10774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50]+[.B449]" office:value-type="float" office:value="10823" calcext:value-type="float">
            <text:p>10823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51]+[.B450]" office:value-type="float" office:value="10872" calcext:value-type="float">
            <text:p>10872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52]+[.B451]" office:value-type="float" office:value="10921" calcext:value-type="float">
            <text:p>10921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53]+[.B452]" office:value-type="float" office:value="10970" calcext:value-type="float">
            <text:p>1097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54]+[.B453]" office:value-type="float" office:value="11019" calcext:value-type="float">
            <text:p>1101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55]+[.B454]" office:value-type="float" office:value="11069" calcext:value-type="float">
            <text:p>1106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56]+[.B455]" office:value-type="float" office:value="11119" calcext:value-type="float">
            <text:p>1111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57]+[.B456]" office:value-type="float" office:value="11169" calcext:value-type="float">
            <text:p>1116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58]+[.B457]" office:value-type="float" office:value="11219" calcext:value-type="float">
            <text:p>1121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59]+[.B458]" office:value-type="float" office:value="11269" calcext:value-type="float">
            <text:p>1126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60]+[.B459]" office:value-type="float" office:value="11319" calcext:value-type="float">
            <text:p>1131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61]+[.B460]" office:value-type="float" office:value="11369" calcext:value-type="float">
            <text:p>1136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62]+[.B461]" office:value-type="float" office:value="11419" calcext:value-type="float">
            <text:p>1141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63]+[.B462]" office:value-type="float" office:value="11469" calcext:value-type="float">
            <text:p>1146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64]+[.B463]" office:value-type="float" office:value="11519" calcext:value-type="float">
            <text:p>11519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65]+[.B464]" office:value-type="float" office:value="11570" calcext:value-type="float">
            <text:p>1157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66]+[.B465]" office:value-type="float" office:value="11621" calcext:value-type="float">
            <text:p>11621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67]+[.B466]" office:value-type="float" office:value="11672" calcext:value-type="float">
            <text:p>11672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68]+[.B467]" office:value-type="float" office:value="11723" calcext:value-type="float">
            <text:p>1172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69]+[.B468]" office:value-type="float" office:value="11774" calcext:value-type="float">
            <text:p>11774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70]+[.B469]" office:value-type="float" office:value="11825" calcext:value-type="float">
            <text:p>11825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71]+[.B470]" office:value-type="float" office:value="11876" calcext:value-type="float">
            <text:p>11876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72]+[.B471]" office:value-type="float" office:value="11927" calcext:value-type="float">
            <text:p>11927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73]+[.B472]" office:value-type="float" office:value="11979" calcext:value-type="float">
            <text:p>11979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74]+[.B473]" office:value-type="float" office:value="12031" calcext:value-type="float">
            <text:p>12031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75]+[.B474]" office:value-type="float" office:value="12083" calcext:value-type="float">
            <text:p>12083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76]+[.B475]" office:value-type="float" office:value="12135" calcext:value-type="float">
            <text:p>12135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77]+[.B476]" office:value-type="float" office:value="12187" calcext:value-type="float">
            <text:p>12187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78]+[.B477]" office:value-type="float" office:value="12239" calcext:value-type="float">
            <text:p>12239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79]+[.B478]" office:value-type="float" office:value="12291" calcext:value-type="float">
            <text:p>12291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80]+[.B479]" office:value-type="float" office:value="12343" calcext:value-type="float">
            <text:p>12343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481]+[.B480]" office:value-type="float" office:value="12396" calcext:value-type="float">
            <text:p>12396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482]+[.B481]" office:value-type="float" office:value="12449" calcext:value-type="float">
            <text:p>12449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483]+[.B482]" office:value-type="float" office:value="12502" calcext:value-type="float">
            <text:p>12502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484]+[.B483]" office:value-type="float" office:value="12555" calcext:value-type="float">
            <text:p>12555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485]+[.B484]" office:value-type="float" office:value="12608" calcext:value-type="float">
            <text:p>12608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486]+[.B485]" office:value-type="float" office:value="12661" calcext:value-type="float">
            <text:p>12661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487]+[.B486]" office:value-type="float" office:value="12714" calcext:value-type="float">
            <text:p>12714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488]+[.B487]" office:value-type="float" office:value="12767" calcext:value-type="float">
            <text:p>12767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489]+[.B488]" office:value-type="float" office:value="12820" calcext:value-type="float">
            <text:p>1282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490]+[.B489]" office:value-type="float" office:value="12874" calcext:value-type="float">
            <text:p>12874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491]+[.B490]" office:value-type="float" office:value="12928" calcext:value-type="float">
            <text:p>12928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492]+[.B491]" office:value-type="float" office:value="12982" calcext:value-type="float">
            <text:p>12982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493]+[.B492]" office:value-type="float" office:value="13036" calcext:value-type="float">
            <text:p>13036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494]+[.B493]" office:value-type="float" office:value="13090" calcext:value-type="float">
            <text:p>1309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495]+[.B494]" office:value-type="float" office:value="13144" calcext:value-type="float">
            <text:p>13144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496]+[.B495]" office:value-type="float" office:value="13198" calcext:value-type="float">
            <text:p>13198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497]+[.B496]" office:value-type="float" office:value="13252" calcext:value-type="float">
            <text:p>13252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498]+[.B497]" office:value-type="float" office:value="13307" calcext:value-type="float">
            <text:p>13307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499]+[.B498]" office:value-type="float" office:value="13362" calcext:value-type="float">
            <text:p>13362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00]+[.B499]" office:value-type="float" office:value="13417" calcext:value-type="float">
            <text:p>13417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01]+[.B500]" office:value-type="float" office:value="13472" calcext:value-type="float">
            <text:p>13472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02]+[.B501]" office:value-type="float" office:value="13527" calcext:value-type="float">
            <text:p>13527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03]+[.B502]" office:value-type="float" office:value="13582" calcext:value-type="float">
            <text:p>13582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04]+[.B503]" office:value-type="float" office:value="13637" calcext:value-type="float">
            <text:p>13637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05]+[.B504]" office:value-type="float" office:value="13692" calcext:value-type="float">
            <text:p>13692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06]+[.B505]" office:value-type="float" office:value="13747" calcext:value-type="float">
            <text:p>13747</text:p>
          </table:table-cell>
          <table:table-cell/>
          <table:table-cell office:value-type="float" office:value="13766" calcext:value-type="float">
            <text:p>13766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table:formula="of:=[.D506]-[.B505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07]+[.B506]" office:value-type="float" office:value="13803" calcext:value-type="float">
            <text:p>13803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08]+[.B507]" office:value-type="float" office:value="13859" calcext:value-type="float">
            <text:p>13859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09]+[.B508]" office:value-type="float" office:value="13915" calcext:value-type="float">
            <text:p>1391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10]+[.B509]" office:value-type="float" office:value="13971" calcext:value-type="float">
            <text:p>13971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11]+[.B510]" office:value-type="float" office:value="14028" calcext:value-type="float">
            <text:p>14028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12]+[.B511]" office:value-type="float" office:value="14085" calcext:value-type="float">
            <text:p>1408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13]+[.B512]" office:value-type="float" office:value="14142" calcext:value-type="float">
            <text:p>14142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14]+[.B513]" office:value-type="float" office:value="14199" calcext:value-type="float">
            <text:p>14199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15]+[.B514]" office:value-type="float" office:value="14256" calcext:value-type="float">
            <text:p>14256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16]+[.B515]" office:value-type="float" office:value="14314" calcext:value-type="float">
            <text:p>14314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17]+[.B516]" office:value-type="float" office:value="14372" calcext:value-type="float">
            <text:p>14372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18]+[.B517]" office:value-type="float" office:value="14430" calcext:value-type="float">
            <text:p>14430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19]+[.B518]" office:value-type="float" office:value="14488" calcext:value-type="float">
            <text:p>14488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20]+[.B519]" office:value-type="float" office:value="14546" calcext:value-type="float">
            <text:p>14546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21]+[.B520]" office:value-type="float" office:value="14604" calcext:value-type="float">
            <text:p>14604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22]+[.B521]" office:value-type="float" office:value="14662" calcext:value-type="float">
            <text:p>14662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23]+[.B522]" office:value-type="float" office:value="14720" calcext:value-type="float">
            <text:p>14720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24]+[.B523]" office:value-type="float" office:value="14778" calcext:value-type="float">
            <text:p>14778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25]+[.B524]" office:value-type="float" office:value="14837" calcext:value-type="float">
            <text:p>14837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26]+[.B525]" office:value-type="float" office:value="14896" calcext:value-type="float">
            <text:p>14896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27]+[.B526]" office:value-type="float" office:value="14955" calcext:value-type="float">
            <text:p>1495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28]+[.B527]" office:value-type="float" office:value="15014" calcext:value-type="float">
            <text:p>15014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29]+[.B528]" office:value-type="float" office:value="15073" calcext:value-type="float">
            <text:p>15073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30]+[.B529]" office:value-type="float" office:value="15132" calcext:value-type="float">
            <text:p>15132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31]+[.B530]" office:value-type="float" office:value="15191" calcext:value-type="float">
            <text:p>15191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32]+[.B531]" office:value-type="float" office:value="15250" calcext:value-type="float">
            <text:p>15250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33]+[.B532]" office:value-type="float" office:value="15309" calcext:value-type="float">
            <text:p>15309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34]+[.B533]" office:value-type="float" office:value="15368" calcext:value-type="float">
            <text:p>15368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35]+[.B534]" office:value-type="float" office:value="15427" calcext:value-type="float">
            <text:p>15427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36]+[.B535]" office:value-type="float" office:value="15486" calcext:value-type="float">
            <text:p>1548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37]+[.B536]" office:value-type="float" office:value="15546" calcext:value-type="float">
            <text:p>1554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38]+[.B537]" office:value-type="float" office:value="15606" calcext:value-type="float">
            <text:p>1560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39]+[.B538]" office:value-type="float" office:value="15666" calcext:value-type="float">
            <text:p>1566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40]+[.B539]" office:value-type="float" office:value="15726" calcext:value-type="float">
            <text:p>1572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41]+[.B540]" office:value-type="float" office:value="15786" calcext:value-type="float">
            <text:p>1578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42]+[.B541]" office:value-type="float" office:value="15846" calcext:value-type="float">
            <text:p>1584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43]+[.B542]" office:value-type="float" office:value="15906" calcext:value-type="float">
            <text:p>1590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44]+[.B543]" office:value-type="float" office:value="15966" calcext:value-type="float">
            <text:p>1596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45]+[.B544]" office:value-type="float" office:value="16026" calcext:value-type="float">
            <text:p>1602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46]+[.B545]" office:value-type="float" office:value="16086" calcext:value-type="float">
            <text:p>16086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47]+[.B546]" office:value-type="float" office:value="16147" calcext:value-type="float">
            <text:p>16147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48]+[.B547]" office:value-type="float" office:value="16208" calcext:value-type="float">
            <text:p>16208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49]+[.B548]" office:value-type="float" office:value="16269" calcext:value-type="float">
            <text:p>16269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50]+[.B549]" office:value-type="float" office:value="16330" calcext:value-type="float">
            <text:p>1633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51]+[.B550]" office:value-type="float" office:value="16391" calcext:value-type="float">
            <text:p>16391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52]+[.B551]" office:value-type="float" office:value="16452" calcext:value-type="float">
            <text:p>16452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53]+[.B552]" office:value-type="float" office:value="16513" calcext:value-type="float">
            <text:p>16513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54]+[.B553]" office:value-type="float" office:value="16574" calcext:value-type="float">
            <text:p>16574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55]+[.B554]" office:value-type="float" office:value="16635" calcext:value-type="float">
            <text:p>16635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56]+[.B555]" office:value-type="float" office:value="16696" calcext:value-type="float">
            <text:p>16696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57]+[.B556]" office:value-type="float" office:value="16757" calcext:value-type="float">
            <text:p>16757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58]+[.B557]" office:value-type="float" office:value="16818" calcext:value-type="float">
            <text:p>16818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59]+[.B558]" office:value-type="float" office:value="16879" calcext:value-type="float">
            <text:p>16879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60]+[.B559]" office:value-type="float" office:value="16940" calcext:value-type="float">
            <text:p>1694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61]+[.B560]" office:value-type="float" office:value="17001" calcext:value-type="float">
            <text:p>17001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62]+[.B561]" office:value-type="float" office:value="17062" calcext:value-type="float">
            <text:p>17062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63]+[.B562]" office:value-type="float" office:value="17124" calcext:value-type="float">
            <text:p>17124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64]+[.B563]" office:value-type="float" office:value="17186" calcext:value-type="float">
            <text:p>17186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65]+[.B564]" office:value-type="float" office:value="17248" calcext:value-type="float">
            <text:p>17248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66]+[.B565]" office:value-type="float" office:value="17310" calcext:value-type="float">
            <text:p>1731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67]+[.B566]" office:value-type="float" office:value="17372" calcext:value-type="float">
            <text:p>17372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68]+[.B567]" office:value-type="float" office:value="17434" calcext:value-type="float">
            <text:p>17434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69]+[.B568]" office:value-type="float" office:value="17496" calcext:value-type="float">
            <text:p>17496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70]+[.B569]" office:value-type="float" office:value="17558" calcext:value-type="float">
            <text:p>17558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71]+[.B570]" office:value-type="float" office:value="17620" calcext:value-type="float">
            <text:p>1762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72]+[.B571]" office:value-type="float" office:value="17682" calcext:value-type="float">
            <text:p>17682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73]+[.B572]" office:value-type="float" office:value="17744" calcext:value-type="float">
            <text:p>17744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74]+[.B573]" office:value-type="float" office:value="17806" calcext:value-type="float">
            <text:p>17806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75]+[.B574]" office:value-type="float" office:value="17868" calcext:value-type="float">
            <text:p>17868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76]+[.B575]" office:value-type="float" office:value="17930" calcext:value-type="float">
            <text:p>1793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77]+[.B576]" office:value-type="float" office:value="17992" calcext:value-type="float">
            <text:p>17992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578]+[.B577]" office:value-type="float" office:value="18055" calcext:value-type="float">
            <text:p>18055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579]+[.B578]" office:value-type="float" office:value="18118" calcext:value-type="float">
            <text:p>18118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580]+[.B579]" office:value-type="float" office:value="18181" calcext:value-type="float">
            <text:p>18181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581]+[.B580]" office:value-type="float" office:value="18244" calcext:value-type="float">
            <text:p>18244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582]+[.B581]" office:value-type="float" office:value="18307" calcext:value-type="float">
            <text:p>18307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583]+[.B582]" office:value-type="float" office:value="18370" calcext:value-type="float">
            <text:p>1837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584]+[.B583]" office:value-type="float" office:value="18433" calcext:value-type="float">
            <text:p>18433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585]+[.B584]" office:value-type="float" office:value="18496" calcext:value-type="float">
            <text:p>18496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586]+[.B585]" office:value-type="float" office:value="18559" calcext:value-type="float">
            <text:p>18559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587]+[.B586]" office:value-type="float" office:value="18623" calcext:value-type="float">
            <text:p>18623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588]+[.B587]" office:value-type="float" office:value="18687" calcext:value-type="float">
            <text:p>18687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589]+[.B588]" office:value-type="float" office:value="18751" calcext:value-type="float">
            <text:p>1875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590]+[.B589]" office:value-type="float" office:value="18815" calcext:value-type="float">
            <text:p>18815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591]+[.B590]" office:value-type="float" office:value="18879" calcext:value-type="float">
            <text:p>18879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592]+[.B591]" office:value-type="float" office:value="18943" calcext:value-type="float">
            <text:p>18943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593]+[.B592]" office:value-type="float" office:value="19007" calcext:value-type="float">
            <text:p>19007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594]+[.B593]" office:value-type="float" office:value="19071" calcext:value-type="float">
            <text:p>1907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595]+[.B594]" office:value-type="float" office:value="19135" calcext:value-type="float">
            <text:p>19135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596]+[.B595]" office:value-type="float" office:value="19199" calcext:value-type="float">
            <text:p>19199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597]+[.B596]" office:value-type="float" office:value="19263" calcext:value-type="float">
            <text:p>19263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598]+[.B597]" office:value-type="float" office:value="19327" calcext:value-type="float">
            <text:p>19327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599]+[.B598]" office:value-type="float" office:value="19391" calcext:value-type="float">
            <text:p>1939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00]+[.B599]" office:value-type="float" office:value="19455" calcext:value-type="float">
            <text:p>1945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01]+[.B600]" office:value-type="float" office:value="19520" calcext:value-type="float">
            <text:p>1952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02]+[.B601]" office:value-type="float" office:value="19585" calcext:value-type="float">
            <text:p>1958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03]+[.B602]" office:value-type="float" office:value="19650" calcext:value-type="float">
            <text:p>1965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04]+[.B603]" office:value-type="float" office:value="19715" calcext:value-type="float">
            <text:p>1971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05]+[.B604]" office:value-type="float" office:value="19780" calcext:value-type="float">
            <text:p>1978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06]+[.B605]" office:value-type="float" office:value="19845" calcext:value-type="float">
            <text:p>1984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07]+[.B606]" office:value-type="float" office:value="19910" calcext:value-type="float">
            <text:p>1991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08]+[.B607]" office:value-type="float" office:value="19975" calcext:value-type="float">
            <text:p>1997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09]+[.B608]" office:value-type="float" office:value="20040" calcext:value-type="float">
            <text:p>2004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10]+[.B609]" office:value-type="float" office:value="20105" calcext:value-type="float">
            <text:p>2010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11]+[.B610]" office:value-type="float" office:value="20170" calcext:value-type="float">
            <text:p>2017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12]+[.B611]" office:value-type="float" office:value="20236" calcext:value-type="float">
            <text:p>20236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13]+[.B612]" office:value-type="float" office:value="20302" calcext:value-type="float">
            <text:p>20302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14]+[.B613]" office:value-type="float" office:value="20368" calcext:value-type="float">
            <text:p>20368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15]+[.B614]" office:value-type="float" office:value="20434" calcext:value-type="float">
            <text:p>20434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16]+[.B615]" office:value-type="float" office:value="20500" calcext:value-type="float">
            <text:p>2050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17]+[.B616]" office:value-type="float" office:value="20566" calcext:value-type="float">
            <text:p>20566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18]+[.B617]" office:value-type="float" office:value="20632" calcext:value-type="float">
            <text:p>20632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19]+[.B618]" office:value-type="float" office:value="20698" calcext:value-type="float">
            <text:p>20698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20]+[.B619]" office:value-type="float" office:value="20764" calcext:value-type="float">
            <text:p>20764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21]+[.B620]" office:value-type="float" office:value="20830" calcext:value-type="float">
            <text:p>2083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22]+[.B621]" office:value-type="float" office:value="20896" calcext:value-type="float">
            <text:p>20896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23]+[.B622]" office:value-type="float" office:value="20962" calcext:value-type="float">
            <text:p>20962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24]+[.B623]" office:value-type="float" office:value="21028" calcext:value-type="float">
            <text:p>21028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25]+[.B624]" office:value-type="float" office:value="21094" calcext:value-type="float">
            <text:p>21094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26]+[.B625]" office:value-type="float" office:value="21161" calcext:value-type="float">
            <text:p>21161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27]+[.B626]" office:value-type="float" office:value="21228" calcext:value-type="float">
            <text:p>21228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28]+[.B627]" office:value-type="float" office:value="21295" calcext:value-type="float">
            <text:p>21295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29]+[.B628]" office:value-type="float" office:value="21362" calcext:value-type="float">
            <text:p>21362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30]+[.B629]" office:value-type="float" office:value="21429" calcext:value-type="float">
            <text:p>21429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31]+[.B630]" office:value-type="float" office:value="21496" calcext:value-type="float">
            <text:p>21496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32]+[.B631]" office:value-type="float" office:value="21563" calcext:value-type="float">
            <text:p>21563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33]+[.B632]" office:value-type="float" office:value="21631" calcext:value-type="float">
            <text:p>21631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34]+[.B633]" office:value-type="float" office:value="21699" calcext:value-type="float">
            <text:p>21699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35]+[.B634]" office:value-type="float" office:value="21767" calcext:value-type="float">
            <text:p>21767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36]+[.B635]" office:value-type="float" office:value="21835" calcext:value-type="float">
            <text:p>21835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37]+[.B636]" office:value-type="float" office:value="21903" calcext:value-type="float">
            <text:p>21903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38]+[.B637]" office:value-type="float" office:value="21971" calcext:value-type="float">
            <text:p>21971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39]+[.B638]" office:value-type="float" office:value="22039" calcext:value-type="float">
            <text:p>22039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40]+[.B639]" office:value-type="float" office:value="22107" calcext:value-type="float">
            <text:p>22107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41]+[.B640]" office:value-type="float" office:value="22175" calcext:value-type="float">
            <text:p>22175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42]+[.B641]" office:value-type="float" office:value="22244" calcext:value-type="float">
            <text:p>22244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43]+[.B642]" office:value-type="float" office:value="22313" calcext:value-type="float">
            <text:p>22313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44]+[.B643]" office:value-type="float" office:value="22382" calcext:value-type="float">
            <text:p>22382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45]+[.B644]" office:value-type="float" office:value="22451" calcext:value-type="float">
            <text:p>2245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46]+[.B645]" office:value-type="float" office:value="22520" calcext:value-type="float">
            <text:p>2252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47]+[.B646]" office:value-type="float" office:value="22589" calcext:value-type="float">
            <text:p>22589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48]+[.B647]" office:value-type="float" office:value="22658" calcext:value-type="float">
            <text:p>22658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49]+[.B648]" office:value-type="float" office:value="22727" calcext:value-type="float">
            <text:p>22727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50]+[.B649]" office:value-type="float" office:value="22796" calcext:value-type="float">
            <text:p>22796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51]+[.B650]" office:value-type="float" office:value="22865" calcext:value-type="float">
            <text:p>22865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52]+[.B651]" office:value-type="float" office:value="22934" calcext:value-type="float">
            <text:p>22934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53]+[.B652]" office:value-type="float" office:value="23003" calcext:value-type="float">
            <text:p>23003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54]+[.B653]" office:value-type="float" office:value="23072" calcext:value-type="float">
            <text:p>23072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55]+[.B654]" office:value-type="float" office:value="23141" calcext:value-type="float">
            <text:p>23141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656]+[.B655]" office:value-type="float" office:value="23225" calcext:value-type="float">
            <text:p>23225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657]+[.B656]" office:value-type="float" office:value="23309" calcext:value-type="float">
            <text:p>23309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658]+[.B657]" office:value-type="float" office:value="23393" calcext:value-type="float">
            <text:p>23393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659]+[.B658]" office:value-type="float" office:value="23477" calcext:value-type="float">
            <text:p>23477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660]+[.B659]" office:value-type="float" office:value="23561" calcext:value-type="float">
            <text:p>23561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661]+[.B660]" office:value-type="float" office:value="23645" calcext:value-type="float">
            <text:p>23645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662]+[.B661]" office:value-type="float" office:value="23729" calcext:value-type="float">
            <text:p>23729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663]+[.B662]" office:value-type="float" office:value="23813" calcext:value-type="float">
            <text:p>23813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664]+[.B663]" office:value-type="float" office:value="23897" calcext:value-type="float">
            <text:p>23897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665]+[.B664]" office:value-type="float" office:value="23981" calcext:value-type="float">
            <text:p>23981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666]+[.B665]" office:value-type="float" office:value="24065" calcext:value-type="float">
            <text:p>24065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667]+[.B666]" office:value-type="float" office:value="24150" calcext:value-type="float">
            <text:p>2415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668]+[.B667]" office:value-type="float" office:value="24235" calcext:value-type="float">
            <text:p>24235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669]+[.B668]" office:value-type="float" office:value="24320" calcext:value-type="float">
            <text:p>2432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670]+[.B669]" office:value-type="float" office:value="24405" calcext:value-type="float">
            <text:p>24405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671]+[.B670]" office:value-type="float" office:value="24490" calcext:value-type="float">
            <text:p>2449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672]+[.B671]" office:value-type="float" office:value="24575" calcext:value-type="float">
            <text:p>24575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673]+[.B672]" office:value-type="float" office:value="24660" calcext:value-type="float">
            <text:p>2466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674]+[.B673]" office:value-type="float" office:value="24745" calcext:value-type="float">
            <text:p>24745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675]+[.B674]" office:value-type="float" office:value="24830" calcext:value-type="float">
            <text:p>2483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676]+[.B675]" office:value-type="float" office:value="24916" calcext:value-type="float">
            <text:p>24916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677]+[.B676]" office:value-type="float" office:value="25002" calcext:value-type="float">
            <text:p>25002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678]+[.B677]" office:value-type="float" office:value="25088" calcext:value-type="float">
            <text:p>25088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679]+[.B678]" office:value-type="float" office:value="25174" calcext:value-type="float">
            <text:p>25174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680]+[.B679]" office:value-type="float" office:value="25260" calcext:value-type="float">
            <text:p>2526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681]+[.B680]" office:value-type="float" office:value="25346" calcext:value-type="float">
            <text:p>25346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682]+[.B681]" office:value-type="float" office:value="25432" calcext:value-type="float">
            <text:p>25432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683]+[.B682]" office:value-type="float" office:value="25518" calcext:value-type="float">
            <text:p>25518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684]+[.B683]" office:value-type="float" office:value="25604" calcext:value-type="float">
            <text:p>25604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685]+[.B684]" office:value-type="float" office:value="25691" calcext:value-type="float">
            <text:p>25691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686]+[.B685]" office:value-type="float" office:value="25778" calcext:value-type="float">
            <text:p>25778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687]+[.B686]" office:value-type="float" office:value="25865" calcext:value-type="float">
            <text:p>2586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688]+[.B687]" office:value-type="float" office:value="25952" calcext:value-type="float">
            <text:p>25952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689]+[.B688]" office:value-type="float" office:value="26039" calcext:value-type="float">
            <text:p>26039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690]+[.B689]" office:value-type="float" office:value="26126" calcext:value-type="float">
            <text:p>26126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691]+[.B690]" office:value-type="float" office:value="26213" calcext:value-type="float">
            <text:p>26213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692]+[.B691]" office:value-type="float" office:value="26300" calcext:value-type="float">
            <text:p>26300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693]+[.B692]" office:value-type="float" office:value="26387" calcext:value-type="float">
            <text:p>26387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694]+[.B693]" office:value-type="float" office:value="26474" calcext:value-type="float">
            <text:p>26474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695]+[.B694]" office:value-type="float" office:value="26561" calcext:value-type="float">
            <text:p>26561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696]+[.B695]" office:value-type="float" office:value="26648" calcext:value-type="float">
            <text:p>2664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697]+[.B696]" office:value-type="float" office:value="26736" calcext:value-type="float">
            <text:p>26736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698]+[.B697]" office:value-type="float" office:value="26824" calcext:value-type="float">
            <text:p>26824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699]+[.B698]" office:value-type="float" office:value="26912" calcext:value-type="float">
            <text:p>26912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700]+[.B699]" office:value-type="float" office:value="27000" calcext:value-type="float">
            <text:p>2700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701]+[.B700]" office:value-type="float" office:value="27088" calcext:value-type="float">
            <text:p>2708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702]+[.B701]" office:value-type="float" office:value="27176" calcext:value-type="float">
            <text:p>27176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703]+[.B702]" office:value-type="float" office:value="27264" calcext:value-type="float">
            <text:p>27264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704]+[.B703]" office:value-type="float" office:value="27352" calcext:value-type="float">
            <text:p>27352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705]+[.B704]" office:value-type="float" office:value="27440" calcext:value-type="float">
            <text:p>2744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706]+[.B705]" office:value-type="float" office:value="27528" calcext:value-type="float">
            <text:p>27528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707]+[.B706]" office:value-type="float" office:value="27617" calcext:value-type="float">
            <text:p>27617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708]+[.B707]" office:value-type="float" office:value="27706" calcext:value-type="float">
            <text:p>27706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709]+[.B708]" office:value-type="float" office:value="27795" calcext:value-type="float">
            <text:p>2779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710]+[.B709]" office:value-type="float" office:value="27884" calcext:value-type="float">
            <text:p>27884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711]+[.B710]" office:value-type="float" office:value="27973" calcext:value-type="float">
            <text:p>27973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712]+[.B711]" office:value-type="float" office:value="28062" calcext:value-type="float">
            <text:p>28062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713]+[.B712]" office:value-type="float" office:value="28151" calcext:value-type="float">
            <text:p>2815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714]+[.B713]" office:value-type="float" office:value="28241" calcext:value-type="float">
            <text:p>2824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715]+[.B714]" office:value-type="float" office:value="28331" calcext:value-type="float">
            <text:p>2833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716]+[.B715]" office:value-type="float" office:value="28421" calcext:value-type="float">
            <text:p>2842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717]+[.B716]" office:value-type="float" office:value="28511" calcext:value-type="float">
            <text:p>2851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718]+[.B717]" office:value-type="float" office:value="28601" calcext:value-type="float">
            <text:p>2860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719]+[.B718]" office:value-type="float" office:value="28691" calcext:value-type="float">
            <text:p>2869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720]+[.B719]" office:value-type="float" office:value="28781" calcext:value-type="float">
            <text:p>2878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721]+[.B720]" office:value-type="float" office:value="28872" calcext:value-type="float">
            <text:p>28872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722]+[.B721]" office:value-type="float" office:value="28963" calcext:value-type="float">
            <text:p>28963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723]+[.B722]" office:value-type="float" office:value="29054" calcext:value-type="float">
            <text:p>29054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724]+[.B723]" office:value-type="float" office:value="29145" calcext:value-type="float">
            <text:p>29145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725]+[.B724]" office:value-type="float" office:value="29237" calcext:value-type="float">
            <text:p>29237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726]+[.B725]" office:value-type="float" office:value="29329" calcext:value-type="float">
            <text:p>29329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727]+[.B726]" office:value-type="float" office:value="29421" calcext:value-type="float">
            <text:p>2942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728]+[.B727]" office:value-type="float" office:value="29513" calcext:value-type="float">
            <text:p>2951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729]+[.B728]" office:value-type="float" office:value="29606" calcext:value-type="float">
            <text:p>29606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730]+[.B729]" office:value-type="float" office:value="29699" calcext:value-type="float">
            <text:p>29699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731]+[.B730]" office:value-type="float" office:value="29792" calcext:value-type="float">
            <text:p>29792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732]+[.B731]" office:value-type="float" office:value="29885" calcext:value-type="float">
            <text:p>29885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733]+[.B732]" office:value-type="float" office:value="29978" calcext:value-type="float">
            <text:p>29978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734]+[.B733]" office:value-type="float" office:value="30071" calcext:value-type="float">
            <text:p>30071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735]+[.B734]" office:value-type="float" office:value="30164" calcext:value-type="float">
            <text:p>30164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736]+[.B735]" office:value-type="float" office:value="30257" calcext:value-type="float">
            <text:p>30257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737]+[.B736]" office:value-type="float" office:value="30350" calcext:value-type="float">
            <text:p>3035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738]+[.B737]" office:value-type="float" office:value="30443" calcext:value-type="float">
            <text:p>3044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739]+[.B738]" office:value-type="float" office:value="30536" calcext:value-type="float">
            <text:p>30536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740]+[.B739]" office:value-type="float" office:value="30629" calcext:value-type="float">
            <text:p>30629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741]+[.B740]" office:value-type="float" office:value="30722" calcext:value-type="float">
            <text:p>30722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742]+[.B741]" office:value-type="float" office:value="30815" calcext:value-type="float">
            <text:p>30815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743]+[.B742]" office:value-type="float" office:value="30908" calcext:value-type="float">
            <text:p>30908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744]+[.B743]" office:value-type="float" office:value="31001" calcext:value-type="float">
            <text:p>31001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745]+[.B744]" office:value-type="float" office:value="31094" calcext:value-type="float">
            <text:p>3109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746]+[.B745]" office:value-type="float" office:value="31188" calcext:value-type="float">
            <text:p>31188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747]+[.B746]" office:value-type="float" office:value="31282" calcext:value-type="float">
            <text:p>31282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748]+[.B747]" office:value-type="float" office:value="31376" calcext:value-type="float">
            <text:p>31376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749]+[.B748]" office:value-type="float" office:value="31470" calcext:value-type="float">
            <text:p>3147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750]+[.B749]" office:value-type="float" office:value="31564" calcext:value-type="float">
            <text:p>3156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751]+[.B750]" office:value-type="float" office:value="31658" calcext:value-type="float">
            <text:p>31658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752]+[.B751]" office:value-type="float" office:value="31752" calcext:value-type="float">
            <text:p>31752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753]+[.B752]" office:value-type="float" office:value="31846" calcext:value-type="float">
            <text:p>31846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754]+[.B753]" office:value-type="float" office:value="31940" calcext:value-type="float">
            <text:p>3194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755]+[.B754]" office:value-type="float" office:value="32034" calcext:value-type="float">
            <text:p>32034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756]+[.B755]" office:value-type="float" office:value="32129" calcext:value-type="float">
            <text:p>32129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757]+[.B756]" office:value-type="float" office:value="32224" calcext:value-type="float">
            <text:p>32224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758]+[.B757]" office:value-type="float" office:value="32319" calcext:value-type="float">
            <text:p>32319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759]+[.B758]" office:value-type="float" office:value="32414" calcext:value-type="float">
            <text:p>32414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760]+[.B759]" office:value-type="float" office:value="32509" calcext:value-type="float">
            <text:p>32509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761]+[.B760]" office:value-type="float" office:value="32604" calcext:value-type="float">
            <text:p>32604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762]+[.B761]" office:value-type="float" office:value="32699" calcext:value-type="float">
            <text:p>32699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763]+[.B762]" office:value-type="float" office:value="32794" calcext:value-type="float">
            <text:p>32794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764]+[.B763]" office:value-type="float" office:value="32889" calcext:value-type="float">
            <text:p>32889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765]+[.B764]" office:value-type="float" office:value="32984" calcext:value-type="float">
            <text:p>32984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766]+[.B765]" office:value-type="float" office:value="33079" calcext:value-type="float">
            <text:p>33079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767]+[.B766]" office:value-type="float" office:value="33175" calcext:value-type="float">
            <text:p>33175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768]+[.B767]" office:value-type="float" office:value="33271" calcext:value-type="float">
            <text:p>33271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769]+[.B768]" office:value-type="float" office:value="33367" calcext:value-type="float">
            <text:p>33367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770]+[.B769]" office:value-type="float" office:value="33463" calcext:value-type="float">
            <text:p>33463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771]+[.B770]" office:value-type="float" office:value="33559" calcext:value-type="float">
            <text:p>33559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772]+[.B771]" office:value-type="float" office:value="33656" calcext:value-type="float">
            <text:p>33656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773]+[.B772]" office:value-type="float" office:value="33753" calcext:value-type="float">
            <text:p>33753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774]+[.B773]" office:value-type="float" office:value="33850" calcext:value-type="float">
            <text:p>3385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775]+[.B774]" office:value-type="float" office:value="33947" calcext:value-type="float">
            <text:p>3394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776]+[.B775]" office:value-type="float" office:value="34044" calcext:value-type="float">
            <text:p>34044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777]+[.B776]" office:value-type="float" office:value="34141" calcext:value-type="float">
            <text:p>34141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778]+[.B777]" office:value-type="float" office:value="34239" calcext:value-type="float">
            <text:p>34239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779]+[.B778]" office:value-type="float" office:value="34337" calcext:value-type="float">
            <text:p>34337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780]+[.B779]" office:value-type="float" office:value="34435" calcext:value-type="float">
            <text:p>34435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781]+[.B780]" office:value-type="float" office:value="34533" calcext:value-type="float">
            <text:p>34533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782]+[.B781]" office:value-type="float" office:value="34632" calcext:value-type="float">
            <text:p>34632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783]+[.B782]" office:value-type="float" office:value="34731" calcext:value-type="float">
            <text:p>34731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784]+[.B783]" office:value-type="float" office:value="34830" calcext:value-type="float">
            <text:p>3483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785]+[.B784]" office:value-type="float" office:value="34929" calcext:value-type="float">
            <text:p>3492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786]+[.B785]" office:value-type="float" office:value="35028" calcext:value-type="float">
            <text:p>35028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787]+[.B786]" office:value-type="float" office:value="35127" calcext:value-type="float">
            <text:p>35127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788]+[.B787]" office:value-type="float" office:value="35226" calcext:value-type="float">
            <text:p>35226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789]+[.B788]" office:value-type="float" office:value="35325" calcext:value-type="float">
            <text:p>35325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790]+[.B789]" office:value-type="float" office:value="35424" calcext:value-type="float">
            <text:p>3542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91]+[.B790]" office:value-type="float" office:value="35524" calcext:value-type="float">
            <text:p>3552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92]+[.B791]" office:value-type="float" office:value="35624" calcext:value-type="float">
            <text:p>3562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93]+[.B792]" office:value-type="float" office:value="35724" calcext:value-type="float">
            <text:p>3572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94]+[.B793]" office:value-type="float" office:value="35824" calcext:value-type="float">
            <text:p>3582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95]+[.B794]" office:value-type="float" office:value="35924" calcext:value-type="float">
            <text:p>3592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96]+[.B795]" office:value-type="float" office:value="36024" calcext:value-type="float">
            <text:p>36024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0:00:44.853865657</meta:creation-date>
    <dc:date>2024-03-09T10:05:39.256629852</dc:date>
    <meta:editing-duration>PT4M55S</meta:editing-duration>
    <meta:editing-cycles>1</meta:editing-cycles>
    <meta:document-statistic meta:table-count="1" meta:cell-count="1595" meta:object-count="0"/>
    <meta:generator>LibreOffice/24.2.0.3$Linux_X86_64 LibreOffice_project/420$Build-3</meta:generator>
  </office:meta>
</office:document-meta>
</file>